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ans1"/>
    </style:style>
    <style:style style:name="P2" style:family="paragraph" style:parent-style-name="Standard">
      <style:text-properties style:font-name="Liberation Sans1" style:font-name-asian="Droid Sans" style:font-name-complex="Lohit Hindi"/>
    </style:style>
    <style:style style:name="P3" style:family="paragraph" style:parent-style-name="Standard">
      <style:text-properties style:font-name="Liberation Sans" style:font-name-asian="Droid Sans" style:font-name-complex="Lohit Hindi"/>
    </style:style>
    <style:style style:name="P4" style:family="paragraph" style:parent-style-name="Standard" style:master-page-name="">
      <style:paragraph-properties style:page-number="auto" fo:background-color="transparent" fo:padding="0.049cm" fo:border="0.11pt solid #000000" style:shadow="none">
        <style:background-image/>
      </style:paragraph-properties>
    </style:style>
    <style:style style:name="P5" style:family="paragraph" style:parent-style-name="Standard">
      <style:text-properties style:font-name="Liberation Sans1" style:font-name-asian="Droid Sans" style:font-name-complex="Lohit Hindi"/>
    </style:style>
    <style:style style:name="T1" style:family="text">
      <style:text-properties style:font-name="Liberation Sans" style:font-name-asian="Liberation Sans" style:font-name-complex="Liberation Sans"/>
    </style:style>
    <style:style style:name="T2" style:family="text">
      <style:text-properties style:font-name="Liberation Sans" style:font-name-asian="Droid Sans" style:font-name-complex="Lohit Hindi"/>
    </style:style>
    <style:style style:name="T3" style:family="text">
      <style:text-properties style:font-name-asian="Droid Sans" style:font-name-complex="Lohit Hindi"/>
    </style:style>
    <style:style style:name="T4" style:family="text">
      <style:text-properties fo:font-size="8pt" style:font-name-asian="Droid Sans" style:font-size-asian="8pt" style:font-name-complex="Lohit Hindi" style:font-size-complex="8pt"/>
    </style:style>
    <style:style style:name="Sect1" style:family="section">
      <style:section-properties fo:background-color="transparent" text:dont-balance-text-columns="false" style:editable="true">
        <style:columns fo:column-count="1" fo:column-gap="0cm"/>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template page with some text. The template can be any PDF page, where some parts are blank. For example, there can be lines to write something on.</text:p>
      <text:p text:style-name="P1"/>
      <text:p text:style-name="P1"/>
      <text:p text:style-name="P1">___________________________ <text:s text:c="9"/><text:tab/>_______________________________</text:p>
      <text:p text:style-name="P1">Date, Place<text:tab/><text:tab/><text:tab/><text:tab/><text:tab/><text:tab/>Who</text:p>
      <text:p text:style-name="P1"/>
      <text:p text:style-name="P1">Note, that the Date is the current date, which we insert using some special &lt;tag&gt;s, e.g. the date is &lt;date&gt;. Furthermore, we may use checkboxes to express, that I like</text:p>
      <text:p text:style-name="P1"/>
      <text:p text:style-name="P1"><text:span text:style-name="T1">□</text:span><text:span text:style-name="T3"> Vegetables</text:span></text:p>
      <text:p text:style-name="P1"><text:span text:style-name="T1">□</text:span><text:span text:style-name="T3"> Meat, hot and spicy</text:span></text:p>
      <text:p text:style-name="P1"><text:span text:style-name="T1">□</text:span><text:span text:style-name="T2"> You</text:span></text:p>
      <text:p text:style-name="P3"/>
      <text:p text:style-name="P3">Because we use paragraphs, we can render nicely large text in a textarea. In addition, we can use markup as available in reportlab paragraphs.<text:line-break/></text:p>
      <text:section text:style-name="Sect1" text:name="TextArea">
        <text:p text:style-name="P4"><text:line-break/><text:line-break/><text:line-break/><text:line-break/><text:line-break/></text:p>
      </text:section>
      <text:p text:style-name="P2"/>
      <text:p text:style-name="P2">We can choose different default styles, for example one to display code.</text:p>
      <text:p text:style-name="P2"/>
      <text:p text:style-name="P2"/>
      <text:p text:style-name="P2"/>
      <text:p text:style-name="P2">Often, scanned forms which are generated with Word are horrible. They also force you to underline oder cross out parts. We also support that, which allows you to comply to legal crap such as<text:line-break/></text:p>
      <text:p text:style-name="P2"/>
      <text:p text:style-name="P2"><text:tab/>I hereby do / do not understand what I sign</text:p>
      <text:p text:style-name="P1"><text:span text:style-name="T3"><text:tab/></text:span><text:span text:style-name="T4">Underline what applies</text:span></text:p>
      <text:p text:style-name="P2"><text:tab/></text:p>
      <text:p text:style-name="P2"><text:tab/>I hereby do / do not understand what I sign</text:p>
      <text:p text:style-name="P1"><text:span text:style-name="T3"><text:tab/></text:span><text:span text:style-name="T4">Cross out what not applies</text:span><text:span text:style-name="T3"> </text:span></text:p>
      <text:p text:style-name="P2"/>
      <text:p text:style-name="P2"><text:tab/>I own 1, 2, many pens</text:p>
      <text:p text:style-name="P1"><text:span text:style-name="T3"><text:tab/></text:span><text:span text:style-name="T4">Cirlce what applies </text:span><text:span text:style-name="T3"><text: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11:16:06</meta:creation-date>
    <dc:date>2014-03-31T11:18:02</dc:date>
    <meta:editing-duration>P0D</meta:editing-duration>
    <meta:editing-cycles>1</meta:editing-cycles>
    <meta:generator>LibreOffice/3.5$Linux_X86_64 LibreOffice_project/350m1$Build-2</meta:generator>
    <meta:document-statistic meta:table-count="0" meta:image-count="0" meta:object-count="0" meta:page-count="1" meta:paragraph-count="18" meta:word-count="181" meta:character-count="1045" meta:non-whitespace-character-count="848"/>
  </office:meta>
</office:document-meta>
</file>